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ichelt Number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TSM250N02CX RF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SM250N02C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spberry Pi P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SP PI PIC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istor 4,7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WAL WR08X4701F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istor 10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WAL WR08X1002F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lex KK 4 p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LEX 222720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lex KK crimp p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LEX 85000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lex KK C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LEX 220130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-SUB Female 9P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-SUB BU 09U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iftleiste 1x3 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PE 087-1-0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H KS 2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2T23:45:02.629112788</meta:creation-date>
    <meta:generator>LibreOffice/7.3.7.2$Linux_X86_64 LibreOffice_project/30$Build-2</meta:generator>
    <dc:date>2023-12-28T03:31:52.840889005</dc:date>
    <meta:editing-duration>PT1H27M50S</meta:editing-duration>
    <meta:editing-cycles>30</meta:editing-cycles>
    <meta:document-statistic meta:table-count="1" meta:cell-count="39" meta:object-count="0"/>
  </office:meta>
</office:document-meta>
</file>